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3000000737A74EE0DF09B462F.png" manifest:media-type="image/png"/>
  <manifest:file-entry manifest:full-path="Pictures/100000010000007300000073FD6C11B61277E132.png" manifest:media-type="image/png"/>
  <manifest:file-entry manifest:full-path="Pictures/100000010000020000000200FC6A760BCD080FB4.png" manifest:media-type="image/png"/>
  <manifest:file-entry manifest:full-path="Pictures/100000000000032A0000023561096537D4C375BE.png" manifest:media-type="image/png"/>
  <manifest:file-entry manifest:full-path="Pictures/1000000100000222000000A07AD862621F6DAE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SF Pro Display" svg:font-family="'SF Pro Display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5587" draw:textarea-horizontal-align="justify" draw:textarea-vertical-align="middle" draw:auto-grow-height="false" fo:min-height="7.75cm" fo:min-width="22.5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2.75cm" fo:min-width="22.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  <style:paragraph-properties style:writing-mode="lr-tb"/>
    </style:style>
    <style:style style:name="gr5" style:family="graphic" style:parent-style-name="standard">
      <style:graphic-properties draw:stroke="none" svg:stroke-color="#005587" draw:fill="solid" draw:fill-color="#005587" draw:opacity="100%" draw:opacity-name="Transparency_20_24" draw:textarea-horizontal-align="justify" draw:textarea-vertical-align="middle" draw:auto-grow-height="false" fo:min-height="7.75cm" fo:min-width="7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05cm" fo:min-width="0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gradient" draw:fill-gradient-name="Gradient_20_11" draw:opacity="100%" draw:opacity-name="Transparency_20_37" draw:textarea-horizontal-align="justify" draw:textarea-vertical-align="middle" draw:auto-grow-height="false" fo:min-height="0.948cm" fo:min-width="0.703cm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00558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color="#005587" loext:opacity="100%" fo:font-weight="bold"/>
    </style:style>
    <style:style style:name="P4" style:family="paragraph">
      <loext:graphic-properties draw:fill="none" draw:fill-color="#ffffff"/>
      <style:paragraph-properties fo:text-align="end"/>
      <style:text-properties fo:color="#005587" loext:opacity="100%" fo:font-weight="bold"/>
    </style:style>
    <style:style style:name="P5" style:family="paragraph">
      <loext:graphic-properties draw:fill="solid" draw:fill-color="#005587" draw:opacity="100%" draw:opacity-name="Transparency_20_24"/>
      <style:paragraph-properties fo:text-align="center"/>
    </style:style>
    <style:style style:name="P6" style:family="paragraph">
      <style:text-properties fo:color="#eeeeee" loext:opacity="100%" fo:font-weight="bold"/>
    </style:style>
    <style:style style:name="P7" style:family="paragraph">
      <loext:graphic-properties draw:fill="none" draw:fill-color="#ffffff"/>
      <style:text-properties fo:color="#eeeeee" loext:opacity="100%" fo:font-size="28pt" fo:font-weight="bold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gradient-name="Gradient_20_11" draw:opacity="100%" draw:opacity-name="Transparency_20_37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loext:opacity="100%" fo:text-shadow="1pt 1pt" fo:font-weight="bold" style:font-weight-asian="bold" style:font-weight-complex="bold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loext:opacity="100%" fo:font-size="18pt" fo:text-shadow="1pt 1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/>
      <style:text-properties fo:color="#ffffff" loext:opacity="100%" fo:font-size="18pt"/>
    </style:style>
    <style:style style:name="P14" style:family="paragraph">
      <style:paragraph-properties fo:text-align="center"/>
      <style:text-properties fo:color="#ffffff" loext:opacity="100%" fo:font-weight="bold"/>
    </style:style>
    <style:style style:name="P15" style:family="paragraph">
      <loext:graphic-properties draw:fill="none" draw:fill-color="#ffffff"/>
      <style:paragraph-properties fo:text-align="center"/>
      <style:text-properties fo:color="#ffffff" loext:opacity="100%" fo:font-size="20pt" fo:font-weight="bold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fo:text-shadow="1pt 1pt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cm" svg:height="8cm" svg:x="2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cm" svg:height="3cm" svg:x="2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5cm" svg:height="2.328cm" svg:x="3cm" svg:y="2.268cm">
          <draw:image xlink:href="Pictures/1000000100000222000000A07AD862621F6DAE3E.png" xlink:type="simple" xlink:show="embed" xlink:actuate="onLoad" draw:mime-type="image/png">
            <text:p/>
          </draw:image>
        </draw:frame>
        <draw:frame draw:style-name="gr4" draw:text-style-name="P4" draw:layer="layout" svg:width="8.5cm" svg:height="1.806cm" svg:x="17cm" svg:y="3cm">
          <draw:text-box>
            <text:p text:style-name="P3">AML-3406</text:p>
            <text:p text:style-name="P3">Capstone Project</text:p>
          </draw:text-box>
        </draw:frame>
        <draw:frame draw:style-name="gr3" draw:text-style-name="P2" draw:layer="layout" svg:width="11.468cm" svg:height="8cm" svg:x="14cm" svg:y="5cm">
          <draw:image xlink:href="Pictures/100000000000032A0000023561096537D4C375BE.png" xlink:type="simple" xlink:show="embed" xlink:actuate="onLoad" draw:mime-type="image/png">
            <text:p/>
          </draw:image>
        </draw:frame>
        <draw:custom-shape draw:style-name="gr5" draw:text-style-name="P5" draw:layer="layout" svg:width="8cm" svg:height="8cm" svg:x="14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9.5cm" svg:height="5.655cm" svg:x="3.5cm" svg:y="6.5cm">
          <draw:text-box>
            <text:p text:style-name="P6"><text:span text:style-name="T1">Image detection of students’ attentiveness in the classroom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3cm" svg:height="8cm" svg:x="2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cm" svg:height="3cm" svg:x="2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5cm" svg:height="2.328cm" svg:x="3cm" svg:y="2.268cm">
          <draw:image xlink:href="Pictures/1000000100000222000000A07AD862621F6DAE3E.png" xlink:type="simple" xlink:show="embed" xlink:actuate="onLoad" draw:mime-type="image/png">
            <text:p/>
          </draw:image>
        </draw:frame>
        <draw:frame draw:style-name="gr4" draw:text-style-name="P4" draw:layer="layout" svg:width="8.5cm" svg:height="1.806cm" svg:x="17cm" svg:y="3cm">
          <draw:text-box>
            <text:p text:style-name="P3">AML-3406</text:p>
            <text:p text:style-name="P3">Capstone Project</text:p>
          </draw:text-box>
        </draw:frame>
        <draw:custom-shape draw:style-name="gr8" draw:text-style-name="P9" draw:layer="layout" svg:width="1.699cm" svg:height="1.692cm" svg:x="6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699cm" svg:height="1.692cm" svg:x="6.10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699cm" svg:height="1.692cm" svg:x="15.9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699cm" svg:height="1.692cm" svg:x="15.901cm" svg:y="9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9">
          <draw:custom-shape draw:name="TextBox 1" draw:style-name="gr9" draw:text-style-name="P11" draw:layer="layout" svg:width="4.017cm" svg:height="1.011cm" svg:x="17.672cm" svg:y="8.099cm">
            <text:p text:style-name="P10"><text:span text:style-name="T2">Henry </text:span><text:span text:style-name="T2">Ram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" draw:style-name="gr10" draw:text-style-name="P12" draw:layer="layout" svg:width="1.324cm" svg:height="1.324cm" svg:x="16.1cm" svg:y="7.8cm">
            <draw:image xlink:href="Pictures/100000010000020000000200FC6A760BCD080FB4.png" xlink:type="simple" xlink:show="embed" xlink:actuate="onLoad" draw:mime-type="image/png">
              <text:p/>
            </draw:image>
          </draw:frame>
        </draw:g>
        <draw:g draw:name="Group 27">
          <draw:custom-shape draw:name="TextBox 18" draw:style-name="gr11" draw:text-style-name="P11" draw:layer="layout" svg:width="3.441cm" svg:height="1.011cm" svg:x="7.956cm" svg:y="8.15cm">
            <text:p text:style-name="P10"><text:span text:style-name="T2">Diego Ortiz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0" draw:text-style-name="P13" draw:layer="layout" svg:width="1.324cm" svg:height="1.324cm" svg:x="6.292cm" svg:y="7.851cm">
            <draw:image xlink:href="Pictures/100000010000007300000073FD6C11B61277E132.png" xlink:type="simple" xlink:show="embed" xlink:actuate="onLoad" draw:mime-type="image/png">
              <text:p/>
            </draw:image>
            <svg:desc>Icon

Description automatically generated</svg:desc>
          </draw:frame>
        </draw:g>
        <draw:g draw:name="Group 30">
          <draw:custom-shape draw:name="TextBox 16" draw:style-name="gr12" draw:text-style-name="P11" draw:layer="layout" svg:width="3.975cm" svg:height="1.011cm" svg:x="7.852cm" svg:y="10.075cm">
            <text:p text:style-name="P10"><text:span text:style-name="T2">Julio Sánchez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4" draw:style-name="gr10" draw:text-style-name="P12" draw:layer="layout" svg:width="1.324cm" svg:height="1.324cm" svg:x="6.276cm" svg:y="9.776cm">
            <draw:image xlink:href="Pictures/1000000100000073000000737A74EE0DF09B462F.png" xlink:type="simple" xlink:show="embed" xlink:actuate="onLoad" draw:mime-type="image/png">
              <text:p/>
            </draw:image>
            <svg:desc>Icon

Description automatically generated</svg:desc>
          </draw:frame>
        </draw:g>
        <draw:g draw:name="Group 3">
          <draw:custom-shape draw:name="TextBox 17" draw:style-name="gr13" draw:text-style-name="P11" draw:layer="layout" svg:width="3.39cm" svg:height="1.011cm" svg:x="17.754cm" svg:y="10.061cm">
            <text:p text:style-name="P10"><text:span text:style-name="T2">Parth Pat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3" draw:style-name="gr10" draw:text-style-name="P12" draw:layer="layout" svg:width="1.324cm" svg:height="1.324cm" svg:x="16.1cm" svg:y="9.762cm">
            <draw:image xlink:href="Pictures/100000010000007300000073FD6C11B61277E132.png" xlink:type="simple" xlink:show="embed" xlink:actuate="onLoad" draw:mime-type="image/png">
              <text:p/>
            </draw:image>
            <svg:desc>Icon

Description automatically generated</svg:desc>
          </draw:frame>
        </draw:g>
        <draw:frame draw:style-name="gr14" draw:text-style-name="P15" draw:layer="layout" svg:width="6.102cm" svg:height="1.038cm" svg:x="10.6cm" svg:y="5.6cm">
          <draw:text-box>
            <text:p text:style-name="P14"><text:span text:style-name="T3">Group Number 3</text:span></text:p>
          </draw:text-box>
        </draw:frame>
        <presentation:notes draw:style-name="dp1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SF Pro Display" svg:font-family="'SF Pro Display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radial" draw:cx="50%" draw:cy="50%" draw:start-color="#005587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4" draw:display-name="Transparency 24" draw:style="linear" draw:start="100%" draw:end="0%" draw:angle="86deg" draw:border="0%"/>
    <draw:opacity draw:name="Transparency_20_37" draw:display-name="Transparency 37" draw:style="radial" draw:cx="50%" draw:cy="50%" draw:start="0%" draw:end="50%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Lucida Sans Unicode" style:font-size-asian="24pt" style:language-asian="zh" style:country-asian="CN" style:font-name-complex="SF Pro Display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2T10:10:33.199328592</meta:creation-date>
    <dc:date>2022-08-12T11:00:31.585451660</dc:date>
    <meta:editing-duration>PT11M21S</meta:editing-duration>
    <meta:editing-cycles>1</meta:editing-cycles>
    <meta:document-statistic meta:object-count="53"/>
    <meta:generator>LibreOffice/7.3.5.2$Linux_X86_64 LibreOffice_project/30$Build-2</meta:generator>
  </office:meta>
</office:document-meta>
</file>